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P1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4b249" officeooo:paragraph-rsid="00130b57"/>
    </style:style>
    <style:style style:name="P2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05cd" officeooo:paragraph-rsid="001605cd"/>
    </style:style>
    <style:style style:name="P2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a1ae" officeooo:paragraph-rsid="0016a1ae"/>
    </style:style>
    <style:style style:name="P2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83085" officeooo:paragraph-rsid="00183085"/>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9e14d" officeooo:paragraph-rsid="0019e14d"/>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bac61" officeooo:paragraph-rsid="001bac61"/>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d068c" officeooo:paragraph-rsid="001d068c"/>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ddad2"/>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e30f8"/>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feff6" officeooo:paragraph-rsid="001feff6"/>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317d3" officeooo:paragraph-rsid="002317d3"/>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404e2" officeooo:paragraph-rsid="002404e2"/>
    </style:style>
    <style:style style:name="P3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6005e" officeooo:paragraph-rsid="0026005e"/>
    </style:style>
    <style:style style:name="P3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80e84" officeooo:paragraph-rsid="00280e84"/>
    </style:style>
    <style:style style:name="P3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9413a" officeooo:paragraph-rsid="0029413a"/>
    </style:style>
    <style:style style:name="P3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ab5c5" officeooo:paragraph-rsid="002ab5c5"/>
    </style:style>
    <style:style style:name="P3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ddad2" officeooo:paragraph-rsid="002ddad2"/>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1feff6" officeooo:paragraph-rsid="001feff6" style:font-style-asian="normal" style:font-style-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317d3" officeooo:paragraph-rsid="002317d3" style:font-style-asian="normal" style:font-style-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404e2" officeooo:paragraph-rsid="002404e2" style:font-style-asian="normal" style:font-style-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6005e" officeooo:paragraph-rsid="0026005e" style:font-style-asian="normal" style:font-style-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80e84" style:font-style-asian="normal" style:font-style-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6005e" style:font-style-asian="normal" style:font-style-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80e84" style:font-style-asian="normal" style:font-style-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9413a" style:font-style-asian="normal" style:font-style-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ab5c5" officeooo:paragraph-rsid="002ab5c5" style:font-style-asian="normal" style:font-style-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c5bfc" officeooo:paragraph-rsid="002c5bfc" style:font-style-asian="normal" style:font-style-complex="normal"/>
    </style:style>
    <style:style style:name="P47"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2ddad2"/>
    </style:style>
    <style:style style:name="P48"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1e77eb"/>
    </style:style>
    <style:style style:name="P4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50"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5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ddad2" officeooo:paragraph-rsid="002ddad2"/>
    </style:style>
    <style:style style:name="P5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c5bfc" officeooo:paragraph-rsid="002c5bfc" style:font-style-asian="normal" style:font-style-complex="normal"/>
    </style:style>
    <style:style style:name="P5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f07f8" officeooo:paragraph-rsid="002f07f8" style:font-style-asian="normal" style:font-style-complex="normal"/>
    </style:style>
    <style:style style:name="P5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309a85" officeooo:paragraph-rsid="00309a85" style:font-style-asian="normal" style:font-style-complex="normal"/>
    </style:style>
    <style:style style:name="P5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327bbe" officeooo:paragraph-rsid="00327bbe" style:font-style-asian="normal" style:font-style-complex="normal"/>
    </style:style>
    <style:style style:name="P5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342697" officeooo:paragraph-rsid="00342697" style:font-style-asian="normal" style:font-style-complex="normal"/>
    </style:style>
    <style:style style:name="P5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42697" officeooo:paragraph-rsid="00342697" style:font-style-asian="normal" style:font-style-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543fc" officeooo:paragraph-rsid="003543fc" style:font-style-asian="normal" style:font-style-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officeooo:rsid="0036727c" officeooo:paragraph-rsid="0036727c" style:font-style-asian="normal" style:font-style-complex="normal"/>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style:style style:name="T14" style:family="text">
      <style:text-properties style:text-underline-style="none" officeooo:rsid="001605cd"/>
    </style:style>
    <style:style style:name="T15" style:family="text">
      <style:text-properties officeooo:rsid="00183085"/>
    </style:style>
    <style:style style:name="T16" style:family="text">
      <style:text-properties officeooo:rsid="0019e14d"/>
    </style:style>
    <style:style style:name="T17" style:family="text">
      <style:text-properties officeooo:rsid="001bac61"/>
    </style:style>
    <style:style style:name="T18" style:family="text">
      <style:text-properties officeooo:rsid="001d068c"/>
    </style:style>
    <style:style style:name="T19" style:family="text">
      <style:text-properties officeooo:rsid="001e77eb"/>
    </style:style>
    <style:style style:name="T20" style:family="text">
      <style:text-properties officeooo:rsid="001feff6"/>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18be9" style:font-style-asian="normal" style:font-style-complex="normal"/>
    </style:style>
    <style:style style:name="T24" style:family="text">
      <style:text-properties fo:font-style="normal" officeooo:rsid="002317d3" style:font-style-asian="normal" style:font-style-complex="normal"/>
    </style:style>
    <style:style style:name="T25" style:family="text">
      <style:text-properties fo:font-style="normal" officeooo:rsid="002404e2" style:font-style-asian="normal" style:font-style-complex="normal"/>
    </style:style>
    <style:style style:name="T26" style:family="text">
      <style:text-properties fo:font-style="normal" officeooo:rsid="0026005e" style:font-style-asian="normal" style:font-style-complex="normal"/>
    </style:style>
    <style:style style:name="T27" style:family="text">
      <style:text-properties fo:font-style="normal" officeooo:rsid="00280e84" style:font-style-asian="normal" style:font-style-complex="normal"/>
    </style:style>
    <style:style style:name="T28" style:family="text">
      <style:text-properties fo:font-style="normal" officeooo:rsid="0029413a" style:font-style-asian="normal" style:font-style-complex="normal"/>
    </style:style>
    <style:style style:name="T29" style:family="text">
      <style:text-properties fo:font-style="normal" officeooo:rsid="002ab5c5" style:font-style-asian="normal" style:font-style-complex="normal"/>
    </style:style>
    <style:style style:name="T30" style:family="text">
      <style:text-properties fo:font-style="normal" officeooo:rsid="002c5bfc" style:font-style-asian="normal" style:font-style-complex="normal"/>
    </style:style>
    <style:style style:name="T31" style:family="text">
      <style:text-properties officeooo:rsid="002ddad2"/>
    </style:style>
    <style:style style:name="T32" style:family="text">
      <style:text-properties officeooo:rsid="002e30f8"/>
    </style:style>
    <style:style style:name="T33" style:family="text">
      <style:text-properties officeooo:rsid="002f07f8"/>
    </style:style>
    <style:style style:name="T34" style:family="text">
      <style:text-properties officeooo:rsid="00309a85"/>
    </style:style>
    <style:style style:name="T35" style:family="text">
      <style:text-properties officeooo:rsid="003543fc"/>
    </style:style>
    <style:style style:name="T36" style:family="text">
      <style:text-properties officeooo:rsid="003672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49"><text:tab/>Entering the room, I see one bunkmate, looking down at me and away from his Kindle as I come in. </text:p>
      <text:p text:style-name="P49"><text:tab/>"Greetings." He reaches out a hairy arm. His smile is half hippy and half businessman. There is a kind<text:span text:style-name="T5"> of detached insincerity about him. "What brings you to Guangzhou?"</text:span></text:p>
      <text:p text:style-name="P50"><text:tab/>"Just travel."</text:p>
      <text:p text:style-name="P50"><text:tab/>"What have you been reading coming out here?"</text:p>
      <text:p text:style-name="P50"><text:tab/>"What? What have I been reading?"</text:p>
      <text:p text:style-name="P50"><text:tab/>"Oh, ok, nevermind." His eyes are kind, but it is a forced kindness. Like he's going through the motions of being friendly, but there seems like such a removal between how he acts and what he is feeling. "Anyway, have you heard of Camus?"</text:p>
      <text:p text:style-name="P50"><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50"><text:tab/>"Well, he once compared like to the fate of Sisyphus. You know Sisyphus?"</text:p>
      <text:p text:style-name="P50"><text:tab/>"I don't, but I suppose you're going to tell me."</text:p>
      <text:p text:style-name="P50"><text:tab/>"Sisyphus was a soul punished by the gods for cheating death. He was doomed to roll a boulder up a mountain for all eternity."</text:p>
      <text:p text:style-name="P50"><text:tab/>"Oh, so was the mountain infinitely high or..."</text:p>
      <text:p text:style-name="P50"><text:tab/>"No, everytime he would get almost to the top, the boulder would roll right back down the mountain again."</text:p>
      <text:p text:style-name="P50"><text:tab/>"Ah, I see. So it was pointless."</text:p>
      <text:p text:style-name="P50"><text:tab/>"Meaningless!" He smiled, wild eyed. With a focus and awe in his own words.</text:p>
      <text:p text:style-name="P50"><text:tab/>"Ok, so, what about Camus?"</text:p>
      <text:p text:style-name="P50"><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50"/>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5"><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5"><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5"/>
      <text:p text:style-name="P15">The devotional is critical and the critical is devotional</text:p>
      <text:p text:style-name="P15"/>
      <text:p text:style-name="P15">&lt;!-- Theme: the mirror relative <text:span text:style-name="T8">lip between remembering the past in order to write the next pore of history --&gt;</text:span></text:p>
      <text:p text:style-name="P15"/>
      <text:p text:style-name="P16">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6"><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6"><text:tab/><text:tab/>The aspiring prophet congured an intense look and told the man with a voice just above a whisper, "No, this, death is the end. This is done. You can relax now."</text:p>
      <text:p text:style-name="P16"><text:tab/><text:tab/>The stoned man's faced flashed with disappointment but only for a moment. He closed his eyes and curled out a weak smirk before that too melted away.</text:p>
      <text:p text:style-name="P16"><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6"><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6"/>
      <text:p text:style-name="P16">&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6"/>
      <text:p text:style-name="P16">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6"/>
      <text:p text:style-name="P17">Why do you spend so much energy grasping to be a full member of the Horde of Individualism? Don't you see that in your grasping you are already exactly like all of them? The grasping will only lead to more of your suffering. Don't you see?</text:p>
      <text:p text:style-name="P17"/>
      <text:p text:style-name="P17">&lt;!-- What if there was a retelling of the gospel but in America? --&gt;</text:p>
      <text:p text:style-name="P17"/>
      <text:p text:style-name="P17">Having Faith does not mean that you should blindly believe. Rather, it means that you should keep up your end of the Holy Covanent. It has nothing to do with mere belief and everything to do with action. </text:p>
      <text:p text:style-name="P17"><text:tab/><text:tab/><text:tab/><text:tab/><text:tab/>unity-justice</text:p>
      <text:p text:style-name="P17">Unity that comes from subjugating the enemy is not unity. Justice that comes from silencing the enemy is not justice. </text:p>
      <text:p text:style-name="P17"/>
      <text:p text:style-name="P17">&lt;!-- What about a story about modern-day socrates in a mall or townsquare or small downtown? Asking the important questions of this world? --&gt;</text:p>
      <text:p text:style-name="P17"/>
      <text:p text:style-name="P17">Mysticism without striving for justice is soul-less, true mental masturbation. But striving for justice without mysticism is staring into the abyss in the most straightforward sence.</text:p>
      <text:p text:style-name="P17"/>
      <text:p text:style-name="P17">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17"/>
      <text:p text:style-name="P17">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18"><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18"><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text:span><text:span text:style-name="T14">--</text:span><text:span text:style-name="T13">more cleanly deemed Right-or-Wrong. (Oh, how we wish so strongly that most of life could not just be solved like just another difficult SAT math problem. If only you could study for life.)</text:span></text:p>
      <text:p text:style-name="P19"/>
      <text:p text:style-name="P20">&lt;!-- I would love to write a short story where a group of high school students go on strike, but what on earth would they go on strike about? --&gt;</text:p>
      <text:p text:style-name="P20"/>
      <text:p text:style-name="P20">There is no time, no time to be human. No time.</text:p>
      <text:p text:style-name="P20"/>
      <text:p text:style-name="P20">&lt;!-- Short story where the pov adult hears a plea from a fat, angry child for the troubles he has at home. The pov listens but shows only tacit sympathy, and makes up an excuse for exiting. --&gt;</text:p>
      <text:p text:style-name="P20"/>
      <text:p text:style-name="P20">The Holy Dialectic</text:p>
      <text:p text:style-name="P20"/>
      <text:p text:style-name="P20">The great philosophers of the last two centuries tend to fall into the buckets of radical individualism and shameless solipcism. In seeking a universality they have advocated culture without core and radical responsibility for the self but no one else. Advancing these ideas with a the unproven conjecture that they stand as a sure antidote to fascism in all its forms. But their dieas have only begotten systemic selfishness and elevation of practical nihilism and factional naval-gazing. Gone are the great systemizers. Gone is the Enlightenment ambition to find the monotone-in-unisone infesting the core of our cultural thought, and great questions are replaced by innumerable answers. And new comers to the game are required to go $100,000 in debt and into sworn poverty just to gain permission to be taken seriously in their answers to the great questions. Philosophical Charity be damned. Yes, You Don't Have Time, You're Struggling Too, but we have a Crisis on Our hands. Collective. Must your fetishization of individualism be the fuel for the adjunct crisis that burns hotter by the year? You, aspiring great answers of big questions, is the practical question too big for you to handle, or are they just beneath you. Oh, right, sorry, You Don't Have Time. I forgot</text:p>
      <text:p text:style-name="P20"/>
      <text:p text:style-name="P20">&lt;!-- How can you write something that appeals to the old White Democrat without invalidating the exceedingly correct points of the dogmatic far left? How can you break free too of their dismissal? I mean maybe just justice-unity is the best way to attack it. Or use of the first person singular? --&gt;</text:p>
      <text:p text:style-name="P20"/>
      <text:p text:style-name="P20">There was a time not long ago when South Africa looked up to us for our Civil Rights acts and voting rights act. And now we can do nothing but look look up to them for their dedication to both justice and unity, for their dedication to Peace worth fighting for. We must look up to them for how we can plausibly move forward. Truth and Sunlight are the only possible interims to Peace. Reckoning can be easy or it can be hard, and Reckoning through mere Truth is the easiest among them.</text:p>
      <text:p text:style-name="P20"/>
      <text:p text:style-name="P20">Forgiveness without first shame is at best empty capitulation and at worst an empty power play.</text:p>
      <text:p text:style-name="P20"/>
      <text:p text:style-name="P20">Scripture is mere Inspired word of god. If it serves as a helpful tool in your quest to get closer to god, use it. If it undermines your connection with god, discard it. If a section undermines justice, denegrate that part, for it is better to cut off a hand that causes you to sin than to have all be condemned. If a section illuminates and gives fuel to the mission of freedom and liberation for all people in this world, evaluate and celebrate it. Nothing in this world is holier than written word that inspires us to liberate; nothing is more worthy of disgust than written word that seeks to tie people down simply because of who they are or simply because they seek to live in good faith.</text:p>
      <text:p text:style-name="P20"><text:soft-page-break/></text:p>
      <text:p text:style-name="P20">&lt;!-- Clearly there is a sure historica connection between successful spiritualism and social activism. How is it that spiritualism has becomme so individualistic and atomistic while activism has become academci, angry, and cold? --&gt;</text:p>
      <text:p text:style-name="P20"/>
      <text:p text:style-name="P20">&lt;!-- Carse's mysticism does seem to be fatalistically atomistic. I'm not sure there's any way out of that conclusion. He still stands in the tradition of individualistic philosophers and mystics. He does not breach into the idea of building a truly better, more equitable world. Through Carse, you may be able to cultivate virtues, but you cannot use him as a basis for a justice-seeking society --&gt;</text:p>
      <text:p text:style-name="P20"/>
      <text:p text:style-name="P20"><text:tab/><text:tab/>bi theology</text:p>
      <text:p text:style-name="P20">The power of Christ is his ability for us to find ourselves shamed, even rightly shamed and ostracized, and yet both have your shame washed away by joining a new community and by accepting a new, higher purpose for the liberation of mankind from the oppression that seemingly inevitably comes form disproportionate, extreme power. Martin Luther and Martin Luther King Jr. saw this as did Paul and Augustine.</text:p>
      <text:p text:style-name="P20"><text:tab/><text:tab/>Here we find the gift of the new left. We can cast off the bounds of shame and reliquish our alliance to privilege in order to follow the higher calling of justice for our and all communities of oppressed. By joining the new community, we very well, for good or for ill, slowly or quickly, blatantly or covertly lose our connection with Old Family and Old Friends, but in the new community we have gained something far greater--a greater connection to the judicial imperative (dharmic imperative??) that lives as a small flame each of our hearts. Some call this flame the Holy Spirit, others their Dharma, but whatever you call it, it's that most essential flame that lives inside you that raises you from your bed each morning with just enough irrationality to try to make Crazy things happen. </text:p>
      <text:p text:style-name="P21"><text:tab/>shame = sin</text:p>
      <text:p text:style-name="P21"><text:tab/>salvation = community</text:p>
      <text:p text:style-name="P21"><text:tab/>judicial imperative = Holy Spirit</text:p>
      <text:p text:style-name="P21"/>
      <text:p text:style-name="P21">&lt;!-- The question of purity as yet confounds me. It is the great bisexual problem. How can I as a bisexual who sees myself on the other side of countless accusations of being "problematic," all the while fully aware of the problematic-ness of the current monosexist system nonetheless seek a path of judgement against those not sufficiently "pure" knowing that the same accusations have been leveled against us with just as much oppressive affect as anything we experience. I suppose I would deem this "the Bisexual's Dillemma." Lesbian separatism, from which Eisner derives many of her ideas, has historically been on of the most potent vessals for delibering soul-crush biphobia, whihc the numbers bear out in terrifying quanitifiability.<text:span text:style-name="T15"> How can I affirm unity when "solidarity" has been on of the most potent weapons lobbed against us? How can I affirm sepratism and factionalism when that too has been used as a deeply potent weapon against us. My first reaction is to say that "There are no easy answers," But that's not damn well good enough! I refuse to fall into one of the two buckets of the false dichotonoomy of being reformist or revolutionary. If we can agree on the core ideas of (1) eventual systemic, structural, societal change, (2) an ongoing objective of rooting out oppression within the community (3) a dedication that the responsibility of education fall chiefly on the shouldres of the relatively privileged (4) ultimate supervision falling to oppressed groups themselves (5) an ideal of intersectional leadershipt and (6) seeking to be as a community the example of how the greater society may be one day at large, then we can stop the success of the divide-and-conquer tactics of oppressor groups, and make tremendous headway twoard becoming the new culture of the the United States and the West at large.</text:span></text:p>
      <text:p text:style-name="P22"><text:soft-page-break/><text:tab/><text:tab/>But the first definable step we should take is a community-wide truth and reconciliation commission dedicated to community-wide acceptance of recounting opression of all kinds within the community, the accused answering their accusers, and a series of recommend<text:span text:style-name="T16">ations from the commision on how we can more equitably and justly allocate out resources as a community to more closely align with the mission of liberation of all LGBT+ groups.</text:span></text:p>
      <text:p text:style-name="P23"><text:tab/><text:tab/>That's what I got right now --&gt;</text:p>
      <text:p text:style-name="P23"/>
      <text:p text:style-name="P23">&lt;!-- The Liberationist Creed</text:p>
      <text:p text:style-name="P23"><text:tab/>I affirm that the bounds of oppression are every where and bind everyone in roles of oppressed, oppressor, and collaborator. That my life is dedicated now and forever for the conscious discovery of new oppressive structures and the dismantling of the old ones until they become dust of the distant past. I affirm that such a future is possible and as not yet come to pass, that my community was, is, and shall remain a Unfinished Work. And I affirm that I will seek in every interaction to treat everyone always as a You and never an It. --&gt;</text:p>
      <text:p text:style-name="P23"/>
      <text:p text:style-name="P23">&lt;!-- Maybe reform as a short story They also make fun of bisexuals --&gt;</text:p>
      <text:p text:style-name="P23"/>
      <text:p text:style-name="P23">&lt;!-- There's an untouched attack point here. If marginalized groups want to continue to fight, it wouldn't kill us privileged to folow for a change. After all, if abdication of responsibility is so common, in theory whites may jump for joy to be principled in their method of passing-the-buck --&gt;</text:p>
      <text:p text:style-name="P23"/>
      <text:p text:style-name="P23">&lt;!-- <text:span text:style-name="T17">Ok, seriously, in writing do I want to be seen as a "product of my time" with sort of "lesser evil" flaws of ideology? Seriously, if fear causes me to tiptoe--fear of the left or right--then what the fuck am I doing writing at all? I have literally nothing to lose by writing. It behoove me to act like it --&gt;</text:span></text:p>
      <text:p text:style-name="P23"/>
      <text:p text:style-name="P24">&lt;!-- In my writing I whould be the best version of myself, the parts of me that most challenge me to be better, the parts of me that get me out of the bed in the morning, the parts of me that make me feel the most pride --&gt;</text:p>
      <text:p text:style-name="P24"/>
      <text:p text:style-name="P24">&lt;!-- Both Red Pillers + Wokeism stem from a fundamentally Christian conversion script. One forward-looking, and one backward-looking </text:p>
      <text:p text:style-name="P24"/>
      <text:p text:style-name="P24">&lt;!-- I'm not sure I do believe fascism is fundamentally new, and if it isn't, maybe history can tell us how we can turn time on our own side, preventing the worst from happening--"winning" means what exactly? --&gt;</text:p>
      <text:p text:style-name="P24"/>
      <text:p text:style-name="P24">&lt;!-- Problems:</text:p>
      <text:p text:style-name="P24"><text:tab/>(1) reconciling Carse mysticism w/ Leftwing Social Justice</text:p>
      <text:p text:style-name="P24"/>
      <text:p text:style-name="P24"><text:tab/>(2) reconciling the dual monotone-in-unison with the goal of cacophany-and-harmony in the context of anti-"both sides"ism (anti-pluralism?)</text:p>
      <text:p text:style-name="P24"/>
      <text:p text:style-name="P24"><text:tab/>(3) Forming a short list of methods a principles for american</text:p>
      <text:p text:style-name="P24"/>
      <text:p text:style-name="P24"><text:tab/>(4) Defining my audience and what, specifically, I want to persuade them to think</text:p>
      <text:p text:style-name="P24"><text:tab/><text:tab/>-maybe argue w/ Fisker's Stereotype Content Model in mind, that wokeism is incredibly </text:p>
      <text:p text:style-name="P24"><text:tab/><text:tab/>poorly suited to remedy passive oppression, which counts for some of the worst kinds of </text:p>
      <text:p text:style-name="P24"><text:tab/><text:tab/>oppression</text:p>
      <text:p text:style-name="P24"><text:soft-page-break/>--&gt;</text:p>
      <text:p text:style-name="P24"/>
      <text:p text:style-name="P24">Oppression Olympics, besides being a tremondous assonance, is also an elegant and lethel tool of dismissal and silencing. First devised in order to emphasize solidarity between different liberation groups in order to facilitate solidarity, it has been also used to dismiss and silence bisexuals, asexuals, and transgender people within the LGBTQ+ umbrella. Oppression Olympics has become an excuse not to be introspective, not to clean house "because the real enemy is out there." This is identical to what the Enemy says about us though. This defeats the very purpose of safe spaces. Safe spaces are not safe merely because it is full of people content to get high off of repeating the monotone creed. Safe spaces are safe because they allow us to nurture and cultivate our own cacophanies that with time will gain depth and power that makes the evil monotone moot. After all, that's the only way to win anyway. But in turning our monotone as a weapon against our ostentatious members, we subvert our own cacophany, we destroy our most potent weapon and our only hope. Only the ineffable, multifarious truth that some call "culture" some call "movement" and some cal "religion" can have any hope of overcoming the great patriarchal heteronormativity. Cultivate the cacophany or settle for the facade of Good Revolution.</text:p>
      <text:p text:style-name="P24"/>
      <text:p text:style-name="P24">The monotone rewards those who thrive in cultures of empty ritual. Where you are judged not on your ability to touch those around you and be touched by those around you but rather your ability to suspend what might otherwise be your True Self in order to seem a Dedicated, Safe, Unexceptional member of the group.<text:span text:style-name="T18"> And where the exceptional members of that group Miraculously line up with the conventionally beautiful, conventionally smart, and conventionally loyal. Where the difficulty of remaining a full member is not showing you true feelings indistinct within the horde. Unless it's for purposes of peacocking.</text:span></text:p>
      <text:p text:style-name="P24"/>
      <text:p text:style-name="P25">You know the cacophany by a few attributes. One, by its collective awe at new information that does not fit snugly in its resident wrapper monotone. Two, by its embrace of new and obscure ideas, artists, and writers, the list of which is constantly in flux. Three, by a commited leader who has a strong moral center but without the narcissism of a dogmatist. Four, by an abundance of sincere, friendly disagreement. Five, by both characteristic earnestness and self-affacing humor. Six, by its complex relationship with demogogues that may ostentatiously agree with the core philosopies driving the cacophany forward. Seven, by its dedication to mystery.</text:p>
      <text:p text:style-name="P25"><text:tab/><text:tab/>Cacophanies arise quickly, and fall quicker. Savor the ones you have.</text:p>
      <text:p text:style-name="P25"/>
      <text:p text:style-name="P25">Safe spaces. The purpose of a safe space is to build a monotone boundary between the liberation garden and the wider world. Nothing of value can grow in chaos, and chaos is exactly the lot in life faces by indentities subject to structural oppression. So we create an area where the oppressed of our culture can grow from a proof of our civilizational Original Sin<text:span text:style-name="T19"> into a cacophany that grows strong within the borders of the monotone until its strength is assured and it has grown wide and deep enough that just by coming back into the common conversation it gradually suffocates is supposed enemy. But the danger is that the monotone border may thicken in response to threats on the border, and if the cultivated cacophanic earth is small enough and weak enough, it is the very border that can begin to choke out the cultivated earth. Thus negating the very purpose the safe space was built to serve.</text:span></text:p>
      <text:p text:style-name="P25"/>
      <text:p text:style-name="P26">Dismissal of our identity, dismissal of our suffering, dismissal of what makes us special as merely a part of a whole best when silent, ungrateful when loud. We live in cacophany but are inevitability forgotten in the monotone. Wait Your Turn. There Are Bigger Fish To Fry. The Enemy Is On Our <text:soft-page-break/>Doorstep. But I thought it was the cacophany that made us special. I thought it was the cacophany that we were fighting for. If we lose the cacophany...</text:p>
      <text:p text:style-name="P26"/>
      <text:p text:style-name="P26">The cacophany is the divine play through which we both show and grow our strength. It is the game played in order to continue the game; it is the only thing in life truly worth doing.</text:p>
      <text:p text:style-name="P26"/>
      <text:p text:style-name="P26">For a hundred eyars we have been the Child. Frued deemed us the essential, primative, immature state of human ripening. For him, the Homosexual had gotten stuck in the phase most grow out of at age 11 or 12, but the bisexual was stuck at afar earlier, age, still wet from the womb. For Freud, we were infantile, indecisive, and exceedingly rare. Queer theorists sought to destroy the deformed image of the Homosexual but in doing so, they often through Us under the bus.</text:p>
      <text:p text:style-name="P26"/>
      <text:p text:style-name="P27"/>
      <text:p text:style-name="P47">If </text:p>
      <text:p text:style-name="P27"><text:span text:style-name="T31"><text:tab/></text:span>awe is not coupled with anger </text:p>
      <text:p text:style-name="P27"><text:span text:style-name="T31"><text:tab/></text:span>and </text:p>
      <text:p text:style-name="P27"><text:span text:style-name="T31"><text:tab/></text:span>anger not coupled with awe</text:p>
      <text:p text:style-name="P36"><text:tab/></text:p>
      <text:p text:style-name="P27"><text:span text:style-name="T31"><text:tab/></text:span>then </text:p>
      <text:p text:style-name="P27"><text:span text:style-name="T31"><text:tab/></text:span>your anger <text:span text:style-name="T31">solipsistic</text:span> fatalistic</text:p>
      <text:p text:style-name="P36"><text:tab/>and</text:p>
      <text:p text:style-name="P28"><text:span text:style-name="T31"><text:tab/></text:span>your awe <text:span text:style-name="T31">pointlessly</text:span> optimistically<text:span text:style-name="T31">--</text:span> </text:p>
      <text:p text:style-name="P28"/>
      <text:p text:style-name="P28"><text:span text:style-name="T32"><text:tab/></text:span>frivolity<text:span text:style-name="T31">--</text:span></text:p>
      <text:p text:style-name="P26"/>
      <text:p text:style-name="P26"/>
      <text:p text:style-name="P48">To the bi woman when she goes in doors labeled in Neon lights LGBTQ+ Safe Space, she assumes that she has finally come home. For so long her identity has been marked by trying to make herself smaller so that her big B doesn't disrupt the harmony or her surroundings, so that no one's disgusting eyes salivate all over her just because she said who she was. Perhaps she's learned that for many, speaking the name of her true self is itself an act of attention seeking. Or felt that cold B pressed up against her by a lover. "If you leave me, just don't leave me for a woman, ok?" And somehow it seemed natural that he should ask so innocent a request instead of an ultimate expression of the male wet dream of total ownership over a female body, for he wants not only to have a say who she will fuck while they are fucking but also after he has passed deep into the rearview mirror of her life.</text:p>
      <text:p text:style-name="P26"><text:tab/><text:tab/>But not this bi woman finds herself here. Home. And with selfconscious movement inward, she seeks to finally and fully Be Herself. And maybe, if she's lucky or very unlucky, she will meet a special warm someone. And after a moment, out of nowhere, her partner suggests that maybe, just maybe, she was a lesbian all along. Our bi heroine hasn't read Eisner; she has dipped her toes in the bi tumblrosphere; she hasn't joined the BiNet USA facebook group. Why would she?</text:p>
      <text:p text:style-name="P26"><text:tab/><text:tab/><text:tab/><text:tab/><text:tab/><text:tab/>...</text:p>
      <text:p text:style-name="P26"/>
      <text:p text:style-name="P26">&lt;!-- Here's what I need. A good compelling argument why in the case of bisexual oppression and double discrimination it makes total sense that one would "compare oppressions" or at least their after-effects because it gives an indication where our stories have limits. Oppression is not just <text:span text:style-name="T20">a story. It's an insidious and fundamentally ineffable thing, that any serious enemy of oppression knows not only will never be defeated once-and-for-all, but that it cannot and will never be fully conceived of in its entirety. The true social justice warrior uses her open mind and empathtic concentration as her first and most important weapon against oppression.</text:span></text:p>
      <text:p text:style-name="P29"><text:tab/><text:tab/>The problem is like this: people attracted to the same gender will, today, in 2017 in a blue-whale-blue urban metropolis get weird looks, threatening lunges and backhanded remarks tossed by total strangers. This will happen because of how others percieve same-sex attraction. No one under our umbrella will dispute that.</text:p>
      <text:p text:style-name="P29"><text:tab/><text:tab/>And there is no parallel, equal biphobic scenerio. It is not a common bi experience to have totall strangers come up to us and tell us we're confused. How would that even happen? In this way, the hallmark of homophobia is overt homophobia.</text:p>
      <text:p text:style-name="P29"><text:tab/><text:tab/>Overt biphobia can and does happen (oh my god ... just my stories alone...) but the insidiousness of biphobia and monosexism is that we know it goes on--it shows up in the data in spades--but common biphobia doesn't fall into the familiar story arc of ostentious normal LGBTQ+-phobia. Thus, we the bi community have fallen into the deceptive, difficult position of clamoring against an oppression hallmarked by lack rather than presence. "They left us out again" is honestly understandably not a compelling rallying cry for sypathetic gay and lesbians to standing with us in solidarity.</text:p>
      <text:p text:style-name="P29">&lt;!-- This isn't exactly "before the cock crows twice, you will deny me three times" kind of solidarity--breaking --&gt;</text:p>
      <text:p text:style-name="P29"><text:tab/>And I understand that it is hard to put a story around numbers like one-in-two bi women are raped in her lifetime. There is no comical anti-LGBTQ+ group to go after except maybe straight men, but even then, rape</text:p>
      <text:p text:style-name="P29"><text:tab/><text:tab/><text:tab/><text:tab/><text:tab/><text:tab/><text:tab/>...</text:p>
      <text:p text:style-name="P29"/>
      <text:p text:style-name="P29">Justice for Amber Heard. We see slimeball after media slimeball go down but yet Johnny Depp, drunk and half-heartedly cutting another multi-milliondollar paycheck, has not answered for his crimes against Amber Heard, a bisexuals</text:p>
      <text:p text:style-name="P29"/>
      <text:p text:style-name="P29"><text:soft-page-break/>&lt;!-- Fighting oppression as infinite game. And a Camus' Sisyphian struggle --&gt;</text:p>
      <text:p text:style-name="P29"/>
      <text:p text:style-name="P29">A group has the right to seek more fairness and justice for how it is treated within the communities it operates within. Seeking liberation even withing liberation movements is a right of the marginalized and a duty of the priveleged.</text:p>
      <text:p text:style-name="P29"/>
      <text:p text:style-name="P29">Oppression litmus test one: the hypocracy test. Does the community claim to give rights or privileges to certain members that are rights not given in reality or poison privileges that only seek to reinforce marginalization?</text:p>
      <text:p text:style-name="P29"/>
      <text:p text:style-name="P29">He looked down at me through those rosetented John Lennon glasses.</text:p>
      <text:p text:style-name="P29">"Big Mountain," he flashed me an American smile an reached out his shaking hand.</text:p>
      <text:p text:style-name="P29">I have him a reluctant and embarrassed smile and returned his handshake. "Nice to meet you Big Mountain. I'm Zacheaus. What is that name? American Indian?"</text:p>
      <text:p text:style-name="P29">"Chinese." His American smile didn't pass and we just looked at each other for a moment.</text:p>
      <text:p text:style-name="P29">I placed down my pack on the form room floor. "How long you been staying up in that bunk?"</text:p>
      <text:p text:style-name="P29">"A month now."</text:p>
      <text:p text:style-name="P29">"You must really love Guangzhou."</text:p>
      <text:p text:style-name="P29">"Ah, well, the good dim sum is really good. Chinese food doesn't get much better than this, but I suppose that's not saying much. Hey, I see you got your Kindle. What are you reading?"</text:p>
      <text:p text:style-name="P29">"Haha, do you want a lie or the truth?"</text:p>
      <text:p text:style-name="P29">"What? Is it Story of O? Marquis de Sade?"</text:p>
      <text:p text:style-name="P29">"Ha, nonono. It's a book called <text:span text:style-name="T21">Bi: Notes For A Bisexual Revolution</text:span><text:span text:style-name="T22">."</text:span></text:p>
      <text:p text:style-name="P37">"Oooo. Shiri Eisner! No way! How are you liking it?"</text:p>
      <text:p text:style-name="P37">"Just started. Still wading through her declarations and oppressions. Is it good?"</text:p>
      <text:p text:style-name="P37">"Oh. Well, that's certainly a positive recomendation."</text:p>
      <text:p text:style-name="P37">"Sorry to be morbid. I just mean that it really helped me come into my own as bi."</text:p>
      <text:p text:style-name="P37"><text:tab/><text:tab/>...</text:p>
      <text:p text:style-name="P37"/>
      <text:p text:style-name="P29"><text:span text:style-name="T22">The White </text:span><text:span text:style-name="T23">cis straight man gains his inner power and naked self-assuredness from a story he tells himself about who he is and the line he comes from. He points back to a long line </text:span><text:span text:style-name="T24">of awe-inspired, entitled men who had the audacity to believe that he, alone, could and will have a mark on history. For soem of those men, their awe and entitlement went hand-in-hand. They believed they were entitled not because they did or thought or compued great things but rather to justify the senseless bondage and death the white man inflicted on the world. He justified pushing the Other down ever further through seeing the Other as mere helpless, emotional, irrational animal. Or as a terrifying and soulless machine, sure to senselessly destroy everything he held most dear. Or, paradoxically, many newly label vermin found themselves attached to both animalistic and mechanical characteristics simultaineously. In time, non-cis, non-male, non-straight, and non-white groups began to adopt dehumanizing ideas about themselves and others. Regarding themselves in the name of introspection, individualism, objectivity, humility, and self-improvement. Regarding others for similar and sometimes more sinister reasons. But both had the unconscious but deeply beneficial effect of allowing those individuals who accepted the white man's ideology to be able to profit more than his supposedly non-adaptive brethern, profit both economically and politically.</text:span></text:p>
      <text:p text:style-name="P38"><text:tab/><text:tab/>But one day the non's, even those who had profited, realized that only the white man wins the white man's game. The white man wins. That's the first and only true rule of the game. So when even the profitable non's saw that the white man's ideals like equal opportunity, freedom of expression, and physical security for all citizens was just white hypocracy the non's broke alliegiance with the white man's empty philosophy and began to build their own to replace it. </text:p>
      <text:p text:style-name="P30"><text:soft-page-break/><text:span text:style-name="T22"><text:tab/><text:tab/>Art was the chief weapon they used. And of </text:span><text:span text:style-name="T25">poetry, art of novel, art of play, film, and movement. Art of visual, of course a lot of music, and the glorious art of philosophy. </text:span></text:p>
      <text:p text:style-name="P39"><text:tab/><text:tab/>For the non's both awe and entitlement were crucial toos in the building of the great cacophay in celebration of the path they walked toward liberation and in their multifarious but unidirectional belief that all should stand facing his fellow man, free of bondage, of abuse, of exploitation and manipulation, stand liberated of the multifarious oppression that is what we all apparently are. </text:p>
      <text:p text:style-name="P39"><text:tab/><text:tab/>It is this cacophany that survives to this day, evolving in seemingly arbitrary directions. And for those who stand in it long enough those who concentrate, they ccan hear the harmony in the cacophany. Like the cacophany was building some great and intricate castle far studier than any seen on earth in all of history. The cacophany as if it was itself the hand of God, builds a truth more intricate than any one person could understand, let alone design. This, just this, is what we are most meatn to do as humans. This cacophany-and-harmony stands as the rock we build our house on, the intricate coral reef of art that our progenity will be building on for centuries. If we're successful and a bit lucky, if we resolve to get out of bed and create, even when it's hard. That we can find the small and sturdy golden seed deep inside ourselves that we use to join and share in the holy cacophany. That we cultivate that seed for the good of ourselves and our collective future until the cacophany is so strong that it could eat the myth of the White Man for breakfast if it really wanted to.</text:p>
      <text:p text:style-name="P39"><text:tab/><text:tab/>I tell this story so you get a good idea of the present and the future ahead. But we have entered a new phase in the cultivation of our holy cacophany. We have entered the phase of the dueing monotones. </text:p>
      <text:p text:style-name="P31"><text:span text:style-name="T22"><text:tab/><text:tab/>The two monotones are the suicide bomber vestages of the white man supremacy and the new wokism. The suicide bom</text:span><text:span text:style-name="T26">b</text:span><text:span text:style-name="T22">er white supremacist looks closes his eyes and looks far back to see utopia. And then declares the future to be a similar, mirror utopia. </text:span><text:span text:style-name="T26">And he claims to see with his eyes closed like Neo in the shittiest of the Matrix films. </text:span></text:p>
      <text:p text:style-name="P40"><text:tab/><text:tab/>The wokeist, in order to combat the threat of suicide bomber white supremacy breaks out the sheids in order to ttop the suicide bombers from reaching the holy cacophany. And then the suicide bomber threat increased so the monotone shield grew its ranks and thickened its borders. At the same time, the wokeism monotone stepped up its patrols in the cacophany to make sure no suicide bomber infultrated the ranks. The monotone also rooted out possible sleep agents lurching within the cacophany and reunited others to the cause. They gave warnings and called people out. </text:p>
      <text:p text:style-name="P40"><text:tab/><text:tab/>And they were right. The holy cacophany must survive. Without the holy cacophany, all is lost. We see our house on fire and we through water on it. Anyone screaming at us that we need to pour water on all houses has been rightfully thrown out. They only weaken the cacophany.</text:p>
      <text:p text:style-name="P40"><text:tab/><text:tab/>But the purpose of the monotone is to guard the cacophany, not to regulate it. And sometimes the monotone is a hatchet, when the problem requires the subtlety of a scalple.</text:p>
      <text:p text:style-name="P40"><text:tab/><text:tab/>We bisexuals are case-and-point. Some monotone macrophages sniff us up and down and move along. Others detect a virus in us that must be neutralized.</text:p>
      <text:p text:style-name="P40"/>
      <text:p text:style-name="P40">Covert oppression. You don't have to understand. You don't have to memorie the statistics; you don't have to call anyone out; you don't have to give a detailed description of bi erasure; you don't have to soul-search and rip the monosexism from your heart with your bare hands.</text:p>
      <text:p text:style-name="P32"><text:span text:style-name="T22"><text:tab/><text:tab/>We only ask for an end to the hypocracy. Don't say you represent bisexuals because you've struggled with anxiety and oppression. Don't advertise an baseball tournament for gay and bi men and then make it immenently clear that some bis are more welcome than others. Don't create LGBT publications without regular bi writers on staff regularly writing about bi issues. Don't advertise yourself as </text:span><text:span text:style-name="T27">a mental health professional and then decide then our bisexuality is a mental illness. Don't tone polie how we talk about the unique bisexual oppression we suffer. Yes. We experience it </text:span><text:soft-page-break/><text:span text:style-name="T27">in straight spaces. Yes, we experience it in "LGBT" spaces. Yes, we experience it between the sheets. Yes, we experience it in our own minds.</text:span></text:p>
      <text:p text:style-name="P41"><text:tab/><text:tab/>We don't expect you to take care of us or to teach us a goddamn thing. We do not need you to goddamn shepherd us into how to live a "truly queer" life. We've been fighting the good fight since time eternal. We've been fighting for liberation since fighting for liberation of LGBT people was a thing. Indeed, in Pride we led the charge. </text:p>
      <text:p text:style-name="P33"><text:span text:style-name="T22"><text:tab/><text:tab/>Most of all the question of money. We make up either more than half or nearly half of the LGBTQ+ community. That's the facts. So when we see money not getting to those among us in the greatest need, we get understandably pissed off. People are dying today because of biphobia. It's because of lack of access to income, housing, and--most importantly--medical and mental health services. These are our priorities. The lion's share of the LGBTQ+ community is in desparate need, is not served, and apparently, no one cares. Seriously, why the fuck isn't the whole fucking </text:span><text:span text:style-name="T28">meet running around like our hair's on fire trying to reach dying bisexuals? There's a quote from Shiri Eisner that gets me everytime:</text:span></text:p>
      <text:p text:style-name="P43"/>
      <text:p text:style-name="P44"><text:tab/>...</text:p>
      <text:p text:style-name="P44"/>
      <text:p text:style-name="P44"><text:tab/><text:tab/>Again. You don't have to undertand why this is happening. You don't have to "feel our pain" to see the direness of the situation and the bare-minimum measure that must be taken to remedy the situation. And you don't have to be our fucking mentors (and if you have the urge to go in that direction please shut that part of yourself up now). All we want is the hypocracy to end. All we want is that we you say "We are LGBT" that it doesn't ring as hollow as when Thomas Jefferson made "man is endowed with certain inalienable rights that all men are created euqal." Just don't be an actual hypocrite don't be a fairweather friend and we'll be happy.</text:p>
      <text:p text:style-name="P42"/>
      <text:p text:style-name="P41">It is not playing the oppression olympics when we're only giving the facts as they exist, when we're just starting to put into words the true direness of the situation.</text:p>
      <text:p text:style-name="P41"/>
      <text:p text:style-name="P44">Against Shiri Eisner. I can choose no single thinkerr who I owe more to or has more deeply impacted me than Shiri Eisner. She is a gift to our community, and I'm grateful for her elegant argument, courageous steadfastness, and empathetic resolve.</text:p>
      <text:p text:style-name="P44"><text:tab/><text:tab/>One of her most admirable arguments is her assertion that bisexual equality and liberation narratives too often stress the suffering bisexuals feel at the hands of our erstwhile partners in solidarity against patriarchal heteronormativity. By emphasizing gay and lesbian actions as collaborators in monosexism without any</text:p>
      <text:p text:style-name="P44">---------------------------actually I think she's right on this point. We should emphasize straight oppression over gay collaboration. By responding to oppression we experience in the straight world, we can show--not--tell the problems in the LGBT movement.</text:p>
      <text:p text:style-name="P44"/>
      <text:p text:style-name="P44">building the holy bisexual cacophany</text:p>
      <text:p text:style-name="P34"><text:span text:style-name="T22">Attack straight monosexism. There's no book that has helped me grow as a person than Shiri Eisner's Bi: Notes for a Bisexual Revolution. I've seen no one in the LGBTQ+ community give more cutting or more decisive and unforgiving critiques of the LGBT movement than what I've seen in Eisner's book. She even calls it the GGGG movement, which still resonates with me to this day. I don't use the term mostly because I just lack her courage and strength of will. To speak unencumbered truth to power. But perhaps her least listened-to argument has perhaps become her most important. In the fight for bisexual liberation, the big baddies are named patriarchal heteronormativity. Monosexism exists, and monosexism kills, and gays and lesbians absolutely often are collaborators in that effort. </text:span><text:soft-page-break/><text:span text:style-name="T22">But the oppressors are straights, </text:span><text:span text:style-name="T29">and in the struggle against heteronormativity, gays and lesbians are and will always be natural groups for mutual solidarity.</text:span></text:p>
      <text:p text:style-name="P45"><text:tab/><text:tab/>The self chosing closet of the bisexual is fundamentally different from the same-sex attracted monosexual. The closet alone and the discussoin of what to do with it will be a Sisyphian boulder for the foreseeable future. It seems as if the act of being forgoteen is one of the core expressions of the bisexual. Exclusion less by hatred or even apathy but rather by relentless absent-mindedness of the monosexual mass.</text:p>
      <text:p text:style-name="P35"><text:span text:style-name="T22"><text:tab/><text:tab/>In life, we have become ghosts, covertly passing in and out of spaces marked for us but not meant for us. Half-hearted welcomes and conditional, temporary brotherhood among monos is our lot. If all is sand and only for us, where is it we can build our houses? Are we doomed to be perpetual, involuntary</text:span><text:span text:style-name="T30"> vagabonds, alternating between rage unechoed by the great monosexism, even the so-called Wokeores--and feeling grateful at the scraps thrown our way coupled with empty promises that it will get better and that our future is bright without affirming the actual problems that stand in the way of liberation.</text:span></text:p>
      <text:p text:style-name="P46"><text:tab/><text:tab/>Ours is a strange sort of oppression. The slurs and overt conclusion absolutely do happen, but more often our problem is less hostility and more similar to the oppression of elderly, disabled, and children. Every present, normalized, systematic, but much of it hallmarked by lack of care and empathy rather than presence of abuse. Systematic neglect and paternalistic dehumanization. We become unimportant, insignificant, not the real deal or the urgent problem. This is a symptom of how much patriarchal masculinity rules our system, even in feminist and LGBT+ liberation circles. Strong preferred over weak. Overt preferred over covert. Obvious preferred over the subty. Triumphalism preferred over pluralism.</text:p>
      <text:p text:style-name="P46"/>
      <text:p text:style-name="P46"><text:tab/>Bi Religionism</text:p>
      <text:p text:style-name="P46"><text:tab/>World where that bipolar jew who converted to Is<text:span text:style-name="T33">lam actually continued and started a new religion</text:span></text:p>
      <text:p text:style-name="P53">--<text:tab/>Religion: a loose organization of mystics who study the basics of the three universalizing religions: Buddhism, Christianity, and Islam so that they can meditate in Buddhist temples, pray in muslim mosques and recite the quran, and sing and take the eucharist in Christian churches. Names of three religions are screwed up to emphasize empathy and thought in the reader.</text:p>
      <text:p text:style-name="P53">--<text:tab/>Protagonist: Office drone. Office emphasizes the essential meaninglessness and truthlessness of the world.</text:p>
      <text:p text:style-name="P53"><text:tab/><text:tab/>"Oh,, we have a fucking Socrates over here. Always asking questions!"</text:p>
      <text:p text:style-name="P53"><text:tab/><text:tab/>"Yes, so our job is to write pro-communist propaganda with all Amazonian bent. We persuade people of communist ideas an trumpet communist history and culture. But Amazon owns half of our shares, so about 30% must be dedicated to Amazonian propaganda."</text:p>
      <text:p text:style-name="P53"><text:tab/><text:tab/>"Can I ask a question?"</text:p>
      <text:p text:style-name="P53"><text:tab/><text:tab/>"Yes, of course."</text:p>
      <text:p text:style-name="P53"><text:tab/><text:tab/>"Why doesn't Amazon just use AI to generate propaganda? Surely that's cheaper than employing us. Or even, why don't they employ Eritreans like the Putin Corporation?"</text:p>
      <text:p text:style-name="P53"><text:tab/><text:tab/>"Well, for one, twitter severely throttles non-native english speakers. For another, twitter actually bans AI that it catches in the act. When that happened to Eithiad Airways, their stock price dropped by half in 3 hours."</text:p>
      <text:p text:style-name="P53"><text:tab/><text:tab/>"Oh wow."</text:p>
      <text:p text:style-name="P53"><text:tab/><text:tab/>"So rumor has it that Bezos has a number of shell companies testing new AI to eventually outwit the twitter AI. He must have gone through thousands of shell companies by now."</text:p>
      <text:p text:style-name="P53"><text:tab/><text:tab/>"Oh, then is this not a secure industry then?"</text:p>
      <text:p text:style-name="P53"><text:tab/><text:tab/>"Listen kid, I know you're just 22, but you must've learned some history by now. Back when I started my career, the 'secure field' was all my class cared about. That's why we were 90% either web development, artificial intelligence, or nursing majors. We had seen trucking, customer service, <text:soft-page-break/>medicine, and every scientific field go the way of the dodo as for as jobs were concerned. If you want to become a Ruling Capitalist, you can't believe you're life is going to be easy street. You need to put in your time on the job, whatever the job, and starting your own business on the side. If you slip up and sleep in lazily hogging up 3 or even 4 hours of beauty sleep, then you don't deserve to make it here."</text:p>
      <text:p text:style-name="P53"><text:tab/><text:tab/>"Ah, well, I definitely want to make it."</text:p>
      <text:p text:style-name="P53"/>
      <text:p text:style-name="P53">--<text:tab/>All of the real estate taken up by rich people's houses. Most people live in Shanghai-style dorms, paying rediculous amounts of money.</text:p>
      <text:p text:style-name="P53">--<text:tab/>Protagonist is a "centurist." Time magazine had a cover calling it the "Me Me Me Me Me Me Me Generation."</text:p>
      <text:p text:style-name="P53">--<text:tab/>Many people live in monastic life for similar reasons as the coptic desert monks of early Christianity--it's actually a better life in many ways.</text:p>
      <text:p text:style-name="P53">--<text:tab/>People trumpet how the world is w/o war, yet guns are everywhere and mass killings are common.</text:p>
      <text:p text:style-name="P53">--<text:tab/>"communist system" but in actuality anarcho-capitalist. elections still happen, but they're <text:span text:style-name="T11">literally</text:span> just homecoming king + queen contests. Characters compare elections to homecoming elections.</text:p>
      <text:p text:style-name="P53">--<text:tab/>People actually trumpet this as the goal of Marx -- this world</text:p>
      <text:p text:style-name="P53">--<text:tab/>References to Bi: Notes for a Bisexual Revolution's view of liberation and revolution.</text:p>
      <text:p text:style-name="P53">--<text:tab/>"We've come so close to Comrade Norquist's vision: A world where the government could be drowned in the bathtub and the Party reigns surpreme."</text:p>
      <text:p text:style-name="P53">--<text:tab/>Takes place same year as original star trek is supposed to start.</text:p>
      <text:p text:style-name="P53">--<text:tab/>what if phones were furry and literally alive?</text:p>
      <text:p text:style-name="P53">--<text:tab/><text:span text:style-name="T34">essentially neo-feudalism</text:span></text:p>
      <text:p text:style-name="P54">--<text:tab/>we are part cyborg b/c of course</text:p>
      <text:p text:style-name="P54">--<text:tab/>company "courts" are just diplomats that negotiate with each other.</text:p>
      <text:p text:style-name="P54">--<text:tab/>US court was just starved of money until it quit in protest</text:p>
      <text:p text:style-name="P54">--<text:tab/>"Work will set you free" all over everywhere</text:p>
      <text:p text:style-name="P54">--<text:tab/>genocidal anti-muslim rhetoric all over everywhere.</text:p>
      <text:p text:style-name="P54">--<text:tab/>a justice app. ios justice app vs andriod justice app</text:p>
      <text:p text:style-name="P54">--<text:tab/>blockchain stuff everywhere, but controlled by corporations for all intents + purposes</text:p>
      <text:p text:style-name="P54">--<text:tab/>protagonist travels to Uighur parallel territory. Police bash in the door and rummage in American SWAT style because of We-It (or We-him?) social media sentence. AI detected "discursive subversion" in the sentence.</text:p>
      <text:p text:style-name="P54">--<text:tab/>Gender, sexuality, race disappear, but patriarchal masculinity reigns. And ablism. And monotheism.</text:p>
      <text:p text:style-name="P54">--<text:tab/>People pray through an app to Bezos who has an unnatural long-life because of medical treatments only the extremely rich can afford</text:p>
      <text:p text:style-name="P54">--<text:tab/>communist accuse religionists of supersticion but pray to Bezos. Communists are intolerant polytheists, Nietzscheans, Randians. "We don't need you." Live in Galtist feudal state where physical territory is less important than online territory.</text:p>
      <text:p text:style-name="P54">--<text:tab/>Marxist-Leninist-Maoist-Xi'ism</text:p>
      <text:p text:style-name="P54">--<text:tab/>Masculine-feminine relationships encouraged, masculines chat w/ other masculines all the time, but always accuse feminines of cheating + lying</text:p>
      <text:p text:style-name="P54">--<text:tab/>scuba diving to see old florida</text:p>
      <text:p text:style-name="P54">--<text:tab/>pregnant women as lazy, only retired rich people and religionists raise children. But everyone donates DNA for genetic diversity.</text:p>
      <text:p text:style-name="P54">--<text:tab/>Communists are confined, and religionists are confined to regions. Bi-Religion nomads are the only people who can corss all boundaries, but even they have masculine/feminine problems</text:p>
      <text:p text:style-name="P54">--<text:tab/>Everyone looks back at our time as the second axial age.</text:p>
      <text:p text:style-name="P54">--<text:tab/>retirement age of 80, everyone fetishizes all the sleep they'll get. "Because they earned it"</text:p>
      <text:p text:style-name="P54"><text:soft-page-break/></text:p>
      <text:p text:style-name="P55">Not Loose</text:p>
      <text:p text:style-name="P55">I suspect trauma is what causes people to empathize with the oppressed. The utterly uncaring, nastiness of some people makes you believe that people can be uncaring and nasty. The fact that no one believes you means your not so secure when others believe they are just lying. The people who see others as vermin cause you to remember feeling like you are treated like vermin. The dismissiveness feel so wrong, and you feel like the one who has been dismissed. The fact that the oppressed are told to prove their oppression beyond a shadow of a doubt, but they only have two minutes to speak before a half-listening audience. The fact that when the oppressed call out, the dismissive get angry for disrupting the "order" of society. When the oppressed work independently, the dismissive say they're not speaking out, which shows that everything is ok and proves that when they do speak out, its only because their irrationality is once again rearing its head.</text:p>
      <text:p text:style-name="P55">Abuse is painful, but the real pain is not the act of being abused. It is not being believed after the fact. That there is no one to talk to because they all suspect you're just lying or are just "too sensitive." Then you cannot make amends with your soul. The constant self-doubt of "Well maybe I am just too sensitive" "Well maybe they were right to treat me in that way because of what I did or what I look like." "Maybe they're just not perfect, same as all of us." And the anger and the shame.</text:p>
      <text:p text:style-name="P55">Proportional power: proportional responsibility</text:p>
      <text:p text:style-name="P55">She went and did all these things, went all these places, alone, and trusted well-meaning strangers and had some beautiful experiences that she wasn't expecting. She was so very white. But I'm really happy. And it reminds me of my own adventures when I was young.</text:p>
      <text:p text:style-name="P55">What even is self-loating? What evolutionary purpose could it serve? Why would we evolve depression at all?</text:p>
      <text:p text:style-name="P55">I want to emphasize to more expats the gratefulness we should show Thailand. It is here for all of us with tremendous tolerance and openness when no one else will.</text:p>
      <text:p text:style-name="P55">Gratefulness, when well-placed, transforms people.</text:p>
      <text:p text:style-name="P55">What do I want? I want to help epople and fight for liberation. How do I achieve that? Mysticism.</text:p>
      <text:p text:style-name="P55">I am worried when I write thing it might make you feel bad. I share these things with you because I deeply value your appreciation and I know this is the kind of thing you would appreciate. But I don't want to allow my selfish want for appreciation affect your own feelings of well-being.</text:p>
      <text:p text:style-name="P55"/>
      <text:p text:style-name="P55">monotonous monotone</text:p>
      <text:p text:style-name="P55">Loose</text:p>
      <text:p text:style-name="P55">You can absolutely find mysticism in monotone, by mysticism is a deeply intimate experience that speaks to the you living in the here-and-now. And because the here-and-now changes all the time and because the monotone prides itself on remaining unchanged, the mysticism it can give is thin and temporary. Mysticism works through resonance, and the correct resonating tone shifts in unpredictable ways. Only by searching in cacophany can you hope to repeatedly re-discover new mystical tools that bring you closer to that great peace</text:p>
      <text:p text:style-name="P55">"The monotone will always be there for you." In these words the monotonist push you to blame yourself when you no longer resonate with it. "I'm not trying hard enough to connect with and have a true relationship with the monotone," you guilt yourself. "The problem is me, not the monotone." And as always happens, this guilt you feel combined with you seeing that all around you feel tremendous</text:p>
      <text:p text:style-name="P55"/>
      <text:p text:style-name="P56">Bi Talking Points Blog</text:p>
      <text:p text:style-name="P56"/>
      <text:p text:style-name="P56">"mythbusting vs. subversion"</text:p>
      <text:p text:style-name="P56"><text:tab/><text:tab/>--&gt; "show don't tell"</text:p>
      <text:p text:style-name="P56"><text:soft-page-break/>"On our numbers"</text:p>
      <text:p text:style-name="P56"/>
      <text:p text:style-name="P56">On "Oppression Olympics"</text:p>
      <text:p text:style-name="P56"/>
      <text:p text:style-name="P57">The situation: The statistics on the effects monosexism and biphobia have on the bi+ community are <text:tab/><text:tab/><text:tab/>terrifying (link to Marina). But when Gays and Lesbians hear these statistics, one of <text:tab/><text:tab/><text:tab/>their most common reactions is to accuse us of playing "oppression olympics."</text:p>
      <text:p text:style-name="P57"/>
      <text:p text:style-name="P57">Why we <text:span text:style-name="T11">should</text:span> compare bi stats w/ gay + lesbian stats:</text:p>
      <text:p text:style-name="P57"><text:tab/><text:tab/>There are two main reasons: One, by citing bisexual statistics in contrast with both <text:tab/><text:tab/><text:tab/>straight and gay/lesbian people, we can illuminate the fact that bisexuals suffer from a <text:tab/><text:tab/><text:tab/>unique form of oppression that does not show up in the numbers for gays and lesbians. </text:p>
      <text:p text:style-name="P57"><text:tab/><text:tab/>This does <text:span text:style-name="T11">not</text:span> mean we have it "worse off" but rather it dispels and subverts the <text:tab/><text:tab/><text:tab/><text:tab/>misconception that bisexuals are only oppressed when we are on the recieving end of </text:p>
      <text:p text:style-name="P57"><text:tab/><text:tab/>homophobia. Thus, the misconception continues, bisexuals are oppressed insofar as we</text:p>
      <text:p text:style-name="P57"><text:tab/><text:tab/>are like gay and lesbian people. This is the root for far more insidious myths like the idea</text:p>
      <text:p text:style-name="P57"><text:tab/><text:tab/> that we have access to straight privilege when we are not actively draped over someone </text:p>
      <text:p text:style-name="P57"><text:tab/><text:tab/>of the same gender, and it directly results in active exclusion from proportedly LGBTQ+ <text:tab/><text:tab/>spaces<text:span text:style-name="T35"> when one of us is deemed "not queer enough"</text:span></text:p>
      <text:p text:style-name="P58"><text:tab/>--<text:tab/>Two, more importantly, research on bisexuals as a community is scant because </text:p>
      <text:p text:style-name="P58"><text:tab/><text:tab/>researchers almost always lump bi men with gay men and bi women with lesbians.</text:p>
      <text:p text:style-name="P58"><text:tab/><text:tab/>While this is touching from the standpoint of solidarity, it makes it near impossible to </text:p>
      <text:p text:style-name="P58"><text:tab/><text:tab/>know how oppression manifests differently in bi lives vs how it manifests in gay and </text:p>
      <text:p text:style-name="P58"><text:tab/><text:tab/>lesbian lives. This is how we can zero in on most efficiently serving every member of</text:p>
      <text:p text:style-name="P58"><text:tab/><text:tab/>our community. It helps no one for the turht of what we are each facing as a group to get</text:p>
      <text:p text:style-name="P58"><text:tab/><text:tab/>clouded by the noise of different groups. By emphasizing how different oppression </text:p>
      <text:p text:style-name="P58"><text:tab/><text:tab/>affects the bi+ community vs the g + l communities, we "show don't tell" how it's</text:p>
      <text:p text:style-name="P58"><text:tab/><text:tab/>heinous not to measure us separately in academic and government research. The </text:p>
      <text:p text:style-name="P58"><text:tab/><text:tab/>current situation makes it impossible to talk about the problem.</text:p>
      <text:p text:style-name="P58"><text:tab/>--<text:tab/>Three, money. In short, virtually no resources that are dedicated to serving the LGBT</text:p>
      <text:p text:style-name="P58"><text:tab/><text:tab/>community eventually end up serving bisexuals. This despite the fact that the number of </text:p>
      <text:p text:style-name="P58"><text:tab/><text:tab/>self identifying bi+ persons in the country outnumbers gay and lesbians combined. Some<text:tab/></text:p>
      <text:p text:style-name="P58"><text:tab/><text:tab/>might argue that we are in less need of these resources since we, in theory, suffer less</text:p>
      <text:p text:style-name="P58"><text:tab/><text:tab/>from homophobia than do gays + lesbians, we are in less need of resources than are gays <text:tab/><text:tab/>and lesbians. However, the data that illustrates how biseuxals experience oppression just </text:p>
      <text:p text:style-name="P58"><text:tab/><text:tab/>as severely or more severely--we don't know because the data is so scant (see talking <text:tab/><text:tab/><text:tab/>point #2). Thus, bisexuals are clearly in at least as much need for resources from LGBT</text:p>
      <text:p text:style-name="P58"><text:tab/><text:tab/>organizations, yet we recieve a fraction of what gays and lesbians recieve from these</text:p>
      <text:p text:style-name="P58"><text:tab/><text:tab/>organizations, and these organizations outreach efforts to bisexuals are often half-</text:p>
      <text:p text:style-name="P58"><text:tab/><text:tab/>hearted, tone deaf, or nonexistent. We deserve help from the LGBT+ community just as </text:p>
      <text:p text:style-name="P58"><text:tab/><text:tab/>much as L + G do and we are in need of resources just as much as L + G do. And the </text:p>
      <text:p text:style-name="P58"><text:tab/><text:tab/>only way of communicating that is to illustrate the statistics side-by-side <text:span text:style-name="T36">befaceea</text:span></text:p>
      <text:p text:style-name="P59"><text:tab/><text:tab/>L + G + S + B.</text:p>
      <text:p text:style-name="P59"/>
      <text:p text:style-name="P59">What direct things we need to do first:</text:p>
      <text:p text:style-name="P59"><text:tab/>--<text:tab/>Specific things, we can do to reach out to groups we already know are in need of Bi+ </text:p>
      <text:p text:style-name="P59"><text:tab/><text:tab/>umbrella that are well within LGBT scope</text:p>
      <text:p text:style-name="P59"><text:tab/>--<text:tab/>Pressure research groups to include all groups.</text:p>
      <text:p text:style-name="P59"/>
      <text:p text:style-name="P59"><text:soft-page-break/>erasure = violent apathy</text:p>
      <text:p text:style-name="P59"/>
      <text:p text:style-name="P59">Stop Mythbusting!</text:p>
      <text:p text:style-name="P59"/>
      <text:p text:style-name="P59">I like the Mythbusters jsut as much as anyone else, but unfortunately well-accepted psychological research shows that mythbusting actually ingrains myths deeper into the mind instead of dispelling them (link)</text:p>
      <text:p text:style-name="P59"/>
      <text:p text:style-name="P59">With this information in mind, its quite disturbing when you realize that <text:span text:style-name="T11">mythbusting</text:span> <text:span text:style-name="T11">bisexuality</text:span> <text:span text:style-name="T11">is</text:span> <text:span text:style-name="T11">one</text:span> <text:span text:style-name="T11">of</text:span> <text:span text:style-name="T11">the</text:span> <text:span text:style-name="T11">most</text:span> <text:span text:style-name="T11">common</text:span> <text:span text:style-name="T11">kinds</text:span> <text:span text:style-name="T11">of</text:span> <text:span text:style-name="T11">articles</text:span> <text:span text:style-name="T11">about</text:span> <text:span text:style-name="T11">us</text:span> <text:span text:style-name="T11">out</text:span> <text:span text:style-name="T11">there</text:span>. (add all the links)</text:p>
      <text:p text:style-name="P59"/>
      <text:p text:style-name="P59">So what should we do instead? Shout out to Shiri Eisner's book because the correct answer is subverting bisexual myths, or as I would prefer to call them: biphobic narratives.</text:p>
      <text:p text:style-name="P59"/>
      <text:p text:style-name="P59">How do we subvert a biphobic narrative? Well, first choose the narrative you want to subvert. Consider the biphobic narrative "bisexuals are promiscuous and noncommitted" as seen in both the broadway and movie versions in the musical RENT. Well, the most common way to subvert this is to talk nonchalantly about a bisexual in a committed relationship of x years. This is the approach Crazy Ex Girlfriend takes Then there is the scorched-earth Shiri Eisner approach that I'm very partial to. Instead of subverting the biphobic narrative against bisexuals, instead subvert the structural moral judgement that makes things like "promiscuous" and "noncommitted" to be considered bad things in the first place. So this might be highlighting how polyamorous relationships tend to happen (link) than exclusive relationships or how harmful ideas about commitment in marriage made it difficult to get divorced not so long ago--even if it was consensual--and caused many women to be forced to stay in dangerous, abuse marriages. Eisner emphasizes that it's best to take aim at all forms of oppression simultaineously because all oppressions are connected, and instead of untangling one from another in pursuit of mere "equality," we should work for total liberation of all people on all axes of oppression. Seeking "equality" only gives power to other oppressive structures because giving "equality" to one group or another legitimizes the other forms of oppression that the system traffics in.</text:p>
      <text:p text:style-name="P59"/>
      <text:p text:style-name="P59">Personally, I feel that radica ideas such as these are deeply correct. We do need to simultaineously work to subvert and destroy all form of oppression. However, I tend to believe that humanity has had oppression at least as long as we've been recording history. Fighting oppression of all kinds and brings greater justice to marginalized people everywhere. The holy struggle will never be over. Like how Albert Camus pointed out that human life is like Sisyphus pushing a boulder repeatedly up a mountain. Each time Sisyphus gets almost all the way to the top, the boulder rolls back down the mountain again, and Sisyphus repeats this for all eternity.</text:p>
      <text:p text:style-name="P59"/>
      <text:p text:style-name="P59">For Camus, this is life. There is no essential purpose handed to you on a silver platter. Really, there is no true purpose at all. Camus says that when Sisyphus fully sees and understands and even accepts his fate for what it is, Sisyphus is able to take joy and happiness in those moments when Sisyphus is running back down the mountain after the boulder because he fully knows his fate and yet chooses to fulfill his destiny anyway.</text:p>
      <text:p text:style-name="P59"/>
      <text:p text:style-name="P59">As activists, this is also our problem. Susan Faludi perhaps put it best: the cycle of the fight against oppression goes like this: domination, then resistence, then reform, then backlash, and finally domination once again. Although Faludi does point out in her most recent edition of her book <text:span text:style-name="T21">Backlash</text:span> that we have made actual progress in the fight for gender equality, the cycle illuminates a deep truth for <text:soft-page-break/>how our efforts and their fruits are likely to manifest. Like Sisyphus, we are doomed to make partial progress only to see it repeatedly and painstakingly dismantled right before our eyes, brick by brick.</text:p>
      <text:p text:style-name="P59"/>
      <text:p text:style-name="P59">Cheery article right? This is the part of the article where convention dictates a silver lining. But we do live in the Trump era, and forced silver linings were always so needlessly gratuitous anyway. But what I will say is this--</text:p>
      <text:p text:style-name="P59"/>
      <text:p text:style-name="P59">There is a story in Buddhism that talks about the relationship of an "enlightened one" with the great world of omni-present suffering. Imagine a raging river, but instead of water flowing through it, it's all the suffering in the world. Someone in pain causes another to be in pain which causes another to be in pain. On and on. Well the place of an enlightened person in this river is to be a large rock in the middle that the river smashes around as it goes on its way, mercilessly perpetuating the suffering of the world. The rock cannot stop or destroy the river, it would never try. But the rock can make the objective of the river just a little harder in a specific time and place, the rock joyous as it watches the river helplessly goes around the rock's perimeter. Maybe even stopping a few others coming through from being carried on down the river. At least for a time.</text:p>
      <text:p text:style-name="P59"/>
      <text:p text:style-name="P59">But instead of a river of suffering it is a river of oppression. Monosexism, heteronormativity, cisism, white supremacy, the patriarchy, ablism, capitalism, and many more flow through, envelope, and define our world. Seemingly unstoppable. But we activists, when we show the best side of ourselves to the world, we are like those enlightened ones. We perhaps cannot stop the river. Certainly not today, and any victory need not be permanent. But we can absolutely get in the way and stop a couple more people from being carried ever further down the river. When we show our best sides to each other, we are the rocks that make it just that much harder for the river of oppression to flow on. Watching as the rapid crashes over us on the other side.</text:p>
      <text:p text:style-name="P59"/>
      <text:p text:style-name="P59">Is that not worth it? Does that not make it worth it in the end?</text:p>
      <text:p text:style-name="P59"/>
      <text:p text:style-name="P59">You don't have to stop the river. That's not your job. You just have to be the rock. That's enough. And that's the ideal, any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20-01-15T02:27:07.275845863</dc:date>
    <meta:editing-duration>PT2H8M22S</meta:editing-duration>
    <meta:editing-cycles>12</meta:editing-cycles>
    <meta:generator>LibreOffice/6.1.6.3$Linux_X86_64 LibreOffice_project/5896ab1714085361c45cf540f76f60673dd96a72</meta:generator>
    <meta:document-statistic meta:table-count="0" meta:image-count="0" meta:object-count="0" meta:page-count="32" meta:paragraph-count="394" meta:word-count="18742" meta:character-count="106125" meta:non-whitespace-character-count="87566"/>
  </office:meta>
</office:document-meta>
</file>